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2" style:family="paragraph" style:parent-style-name="Header">
      <style:text-properties officeooo:rsid="0010fc2e" officeooo:paragraph-rsid="0010fc2e"/>
    </style:style>
    <style:style style:name="P3" style:family="paragraph" style:parent-style-name="Header">
      <style:paragraph-properties fo:text-align="center" style:justify-single-word="false"/>
      <style:text-properties fo:font-weight="bold" officeooo:rsid="0010fc2e" officeooo:paragraph-rsid="0010fc2e" style:font-weight-asian="bold" style:font-weight-complex="bold"/>
    </style:style>
    <style:style style:name="P4" style:family="paragraph" style:parent-style-name="Header">
      <style:paragraph-properties fo:text-align="start" style:justify-single-word="false"/>
      <style:text-properties fo:font-variant="normal" fo:text-transform="none" fo:color="#222222" style:font-name="Liberation Serif" fo:font-size="12pt" fo:letter-spacing="normal" fo:font-style="normal" fo:font-weight="normal" officeooo:rsid="0010fc2e" officeooo:paragraph-rsid="00141aa8" style:font-size-asian="12pt" style:font-size-complex="12pt"/>
    </style:style>
    <style:style style:name="P5" style:family="paragraph" style:parent-style-name="Header">
      <style:paragraph-properties fo:text-align="start" style:justify-single-word="false"/>
      <style:text-properties fo:font-variant="normal" fo:text-transform="none" fo:color="#222222" style:font-name="Liberation Serif" fo:font-size="12pt" fo:letter-spacing="normal" fo:font-style="normal" fo:font-weight="normal" officeooo:rsid="00141aa8" officeooo:paragraph-rsid="00141aa8" style:font-size-asian="12pt" style:font-size-complex="12pt"/>
    </style:style>
    <style:style style:name="P6" style:family="paragraph" style:parent-style-name="Text_20_body" style:list-style-name="L1">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7" style:family="paragraph" style:parent-style-name="Text_20_body" style:list-style-name="L2">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8" style:family="paragraph" style:parent-style-name="Text_20_body">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9" style:family="paragraph" style:parent-style-name="Text_20_body" style:list-style-name="L3">
      <style:text-properties fo:font-variant="normal" fo:text-transform="none" fo:color="#222222" style:font-name="Liberation Serif" fo:font-size="12pt" fo:letter-spacing="normal" fo:font-style="normal" fo:font-weight="normal" officeooo:rsid="00068070" officeooo:paragraph-rsid="00068070" style:font-size-asian="12pt" style:font-size-complex="12pt"/>
    </style:style>
    <style:style style:name="P10" style:family="paragraph" style:parent-style-name="Text_20_body">
      <style:text-properties fo:font-variant="normal" fo:text-transform="none" fo:color="#222222" style:font-name="Liberation Serif" fo:font-size="12pt" fo:letter-spacing="normal" fo:font-style="normal" fo:font-weight="normal" officeooo:rsid="00068070" officeooo:paragraph-rsid="0006a5ee" style:font-size-asian="12pt" style:font-size-complex="12pt"/>
    </style:style>
    <style:style style:name="P11" style:family="paragraph" style:parent-style-name="Text_20_body" style:list-style-name="L1">
      <style:text-properties fo:font-variant="normal" fo:text-transform="none" fo:color="#222222" style:font-name="Liberation Serif" fo:font-size="12pt" fo:letter-spacing="normal" fo:font-style="normal" fo:font-weight="normal" officeooo:rsid="000d49ca" officeooo:paragraph-rsid="000d49ca" style:font-size-asian="12pt" style:font-size-complex="12pt"/>
    </style:style>
    <style:style style:name="P12" style:family="paragraph" style:parent-style-name="Text_20_body" style:list-style-name="L1">
      <style:text-properties fo:font-variant="normal" fo:text-transform="none" fo:color="#222222" style:font-name="Liberation Serif" fo:font-size="12pt" fo:letter-spacing="normal" fo:font-style="normal" fo:font-weight="normal" officeooo:rsid="0006a5ee" officeooo:paragraph-rsid="0006a5ee" style:font-size-asian="12pt" style:font-size-complex="12pt"/>
    </style:style>
    <style:style style:name="P13" style:family="paragraph" style:parent-style-name="Text_20_body" style:list-style-name="L1">
      <style:text-properties fo:font-variant="normal" fo:text-transform="none" fo:color="#222222" style:font-name="Liberation Serif" fo:font-size="12pt" fo:letter-spacing="normal" fo:font-style="normal" fo:font-weight="normal" officeooo:rsid="0009438f" officeooo:paragraph-rsid="0009438f" style:font-size-asian="12pt" style:font-size-complex="12pt"/>
    </style:style>
    <style:style style:name="P14" style:family="paragraph" style:parent-style-name="Text_20_body" style:list-style-name="L2">
      <style:text-properties fo:font-variant="normal" fo:text-transform="none" fo:color="#222222" style:font-name="Liberation Serif" fo:font-size="12pt" fo:letter-spacing="normal" fo:font-style="normal" fo:font-weight="normal" officeooo:rsid="0009438f" officeooo:paragraph-rsid="0009438f" style:font-size-asian="12pt" style:font-size-complex="12pt"/>
    </style:style>
    <style:style style:name="P15" style:family="paragraph" style:parent-style-name="Text_20_body" style:list-style-name="L2">
      <style:text-properties fo:font-variant="normal" fo:text-transform="none" fo:color="#222222" style:font-name="Liberation Serif" fo:font-size="12pt" fo:letter-spacing="normal" fo:font-style="normal" fo:font-weight="normal" officeooo:rsid="000e99d1" officeooo:paragraph-rsid="000e99d1" style:font-size-asian="12pt" style:font-size-complex="12pt"/>
    </style:style>
    <style:style style:name="T1" style:family="text">
      <style:text-properties officeooo:rsid="0009438f"/>
    </style:style>
    <style:style style:name="T2" style:family="text">
      <style:text-properties officeooo:rsid="000b3471"/>
    </style:style>
    <style:style style:name="T3" style:family="text">
      <style:text-properties officeooo:rsid="000c0d6f"/>
    </style:style>
    <style:style style:name="T4" style:family="text">
      <style:text-properties officeooo:rsid="000ead73"/>
    </style:style>
    <style:style style:name="T5" style:family="text">
      <style:text-properties officeooo:rsid="00149af5"/>
    </style:style>
    <style:style style:name="T6" style:family="text">
      <style:text-properties officeooo:rsid="00158328"/>
    </style:style>
    <style:style style:name="T7" style:family="text">
      <style:text-properties officeooo:rsid="0015bcde"/>
    </style:style>
    <style:style style:name="T8" style:family="text">
      <style:text-properties officeooo:rsid="0018d8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cense: <text:s/>Attribution-NonCommercial-NoDerivatives 4.0 International (<text:a xlink:type="simple" xlink:href="http://creativecommons.org/licenses/by-nc-nd/4.0/" text:style-name="Internet_20_link" text:visited-style-name="Visited_20_Internet_20_Link">http://creativecommons.org/licenses/by-nc-nd/4.0/</text:a>). <text:s/><text:span text:style-name="T8">The reason for using this license is to assure that anyone may use this algorithm, but they may NOT make any changes without express persmission of the author. <text:s/>Why would I do this? <text:s/>I don’t want anyone to modify this algorithm to their own agenda and then “claim” they are using the Fair Districting algorithm when in fact they are not! <text:s/>Further, any programming code of any kind written using this algorithm should be licensed using the Affero GPL license.</text:span></text:p>
      <text:p text:style-name="P4"/>
      <text:p text:style-name="P5">Author(s): <text:s/>Harlan H. Bloom</text:p>
      <text:p text:style-name="P1"/>
      <text:p text:style-name="P1">What is Fair Districting?</text:p>
      <text:p text:style-name="P1"><text:tab/><text:span text:style-name="T5">A way of setting up voting districts to be as fair as possible so ALL eligible voters have an equal say into who their represetatives are, and that those represetatives truly do represent their voters. <text:s/>All of this needs to be done transparently and without special bias towards any political party nor any outside influence.</text:span></text:p>
      <text:p text:style-name="P1">Why do we need Fair Districting?</text:p>
      <text:p text:style-name="P1"><text:tab/><text:span text:style-name="T5">In a word: <text:s/>Gerrymandering. <text:s/>For too many years, one party has been gaining control of state legislatures in order to be able to draw congressional boundaries to their advantage, very often to the disadvantage of their own constituents.</text:span></text:p>
      <text:p text:style-name="P1">What is gerrymandering?</text:p>
      <text:p text:style-name="P1"><text:tab/><text:span text:style-name="T6">Here are a couple definitions found on the Internet to help explain gerrymandering:</text:span></text:p>
      <text:list xml:id="list2357351395879433928" text:style-name="L3">
        <text:list-item>
          <text:p text:style-name="P9">In the process of setting electoral districts, gerrymandering is a practice intended to establish a political advantage for a particular party or group by manipulating district boundaries. (https://en.wikipedia.org/wiki/Gerrymandering)</text:p>
        </text:list-item>
        <text:list-item>
          <text:p text:style-name="P9">1. U.S. Politics. the dividing of a state, county, etc., into election districts so as to give one political party a majority in many districts while concentrating the voting strength of the other party into as few districts as possible. 2. U.S. Politics. to subject (a state, county, etc.) to a gerrymander. (www.dictionary.com/browse/gerrymander)</text:p>
        </text:list-item>
      </text:list>
      <text:p text:style-name="P1"/>
      <text:p text:style-name="P1">How do we solve this problem?</text:p>
      <text:p text:style-name="P1"><text:tab/><text:span text:style-name="T7">Below is an algorithm that may be used by states, or state courts, to help stop gerrymandering. <text:s/>The intention of this algorithm is to be as fair as possible. <text:s/>In the “Known” section below, we spell out definitions, meaning and ideas as needed for the algorithm to make sense. <text:s/>While this algorithm is intended to be used for states to determine fair congressional districts, it could also be used to fairly break up a city or county into mostly equal, “pie shaped” districts.</text:span></text:p>
      <text:p text:style-name="P1"><text:soft-page-break/>Known:</text:p>
      <text:list xml:id="list1335465092045989368" text:style-name="L1">
        <text:list-item>
          <text:p text:style-name="P6">Each state is allowed a certain number of congresspersons based on the number of eligible voters. In this example, let’s use 5 congresspersons.</text:p>
        </text:list-item>
        <text:list-item>
          <text:p text:style-name="P11">“Voters” below means ALL eligible voters. <text:s/>These voters are NOT divided in any way including, but certainly not limited by, political party, ethnicity, sexual orientation, etc. <text:s/>We mean ALL ELIGIBLE VOTERS!!!!</text:p>
        </text:list-item>
        <text:list-item>
          <text:p text:style-name="P12">Goal is to divide the state into equal districts. <text:s/>“Equal districts” means equal in terms of eligible voters, not physical land area. <text:s/>Districts should somewhat resemble pie wedges.</text:p>
        </text:list-item>
        <text:list-item>
          <text:p text:style-name="P13">Residence is defined as a single family dwelling or a multi-tenent complex.</text:p>
        </text:list-item>
      </text:list>
      <text:p text:style-name="P10"/>
      <text:p text:style-name="P1"><text:span text:style-name="T7">Algorithm</text:span>:</text:p>
      <text:list xml:id="list3428033598801257320" text:style-name="L2">
        <text:list-item>
          <text:p text:style-name="P15">Determine how many districts you will need for this state. <text:s/>Take the total number of eligible voters divided by the number of allowed congresspersons for this state. <text:s/>Round to the nearest whole person following accepted rules of mathematics. <text:s/>For example, if the number of eligible voters allowed for each district comes out to 9,876.4, then you would use 9,876 as your starting point. <text:s/><text:span text:style-name="T4">If you were using 10 districts, that gives you 4 eligible voters to spread as equally as possible between the districts.</text:span></text:p>
        </text:list-item>
        <text:list-item>
          <text:p text:style-name="P7">Start at the center of the state capital <text:span text:style-name="T1">building.</text:span></text:p>
        </text:list-item>
        <text:list-item>
          <text:p text:style-name="P14">Draw a line due north from the state capital building until you hit the state line. <text:s/>This is your starting line.</text:p>
        </text:list-item>
        <text:list-item>
          <text:p text:style-name="P14">As you draw a line, check to make sure you are not cutting through the middle of a house or property. <text:s/>As you come to a residence, look for the closest property line, whether it be east or west of the property doesn’t matter. <text:s/><text:span text:style-name="T2">Once you get past the property in question, go back to your original line and continue. <text:s/>If the property in question is not a residence as defined above, you may bi-sect this property.</text:span></text:p>
        </text:list-item>
        <text:list-item>
          <text:p text:style-name="P7">Rotate clockwise <text:span text:style-name="T3">until you have the number of eligible voters for this district. <text:s/>If you are not able to get the exact number of voters, then keep track of the number of voters and either add or subtract them from the next district as appropriate. <text:s/>You may find you need to keep forwarding the number of voters along. <text:s/>The number of carried-over voters should not exceed 100 voters from each district to the next. <text:s/>You should make ever effort to keep the number of carried-over voters to less than 10 each time.</text:span></text:p>
        </text:list-item>
        <text:list-item>
          <text:p text:style-name="P15">Keep drawing districts according to rules specified above until all districts have been created.</text:p>
        </text:list-item>
        <text:list-item>
          <text:p text:style-name="P15"><text:soft-page-break/>As a check, at the end of the Fair Districting, all districts should have a nearly equal number of eligible voters. <text:s/>If any district has a number that is either noticably larger or smaller than the other districts, something went wrong with how the districts were forme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0fc2e" officeooo:paragraph-rsid="0010fc2e" style:font-weight-asian="bold" style:font-weight-complex="bold"/>
    </style:style>
    <style:style style:name="MP2" style:family="paragraph" style:parent-style-name="Header">
      <style:text-properties officeooo:rsid="0010fc2e" officeooo:paragraph-rsid="0010fc2e"/>
    </style:style>
    <style:page-layout style:name="Mpm1">
      <style:page-layout-properties fo:page-width="8.5in" fo:page-height="11in" style:num-format="1" style:print-orientation="portrait" fo:margin-top="0.7874in" fo:margin-bottom="0.7874in" fo:margin-left="0.6457in" fo:margin-right="0.666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air Districting</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lan </meta:initial-creator>
    <meta:creation-date>2017-01-30T21:56:21.614030885</meta:creation-date>
    <dc:date>2017-02-13T21:52:58.686266622</dc:date>
    <dc:creator>Harlan </dc:creator>
    <meta:editing-duration>P6DT11H27M13S</meta:editing-duration>
    <meta:editing-cycles>21</meta:editing-cycles>
    <meta:generator>LibreOffice/5.1.4.2$Linux_X86_64 LibreOffice_project/10m0$Build-2</meta:generator>
    <meta:document-statistic meta:table-count="0" meta:image-count="0" meta:object-count="0" meta:page-count="3" meta:paragraph-count="26" meta:word-count="833" meta:character-count="5045" meta:non-whitespace-character-count="4218"/>
  </office:meta>
</office:document-meta>
</file>